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line-through-style="none" style:text-line-through-type="none" style:text-underline-style="none" fo:font-weight="bold" officeooo:rsid="00002fab" officeooo:paragraph-rsid="00002fab" style:font-weight-asian="bold" style:font-weight-complex="bold"/>
    </style:style>
    <style:style style:name="P2" style:family="paragraph" style:parent-style-name="Standard">
      <style:text-properties style:text-line-through-style="none" style:text-line-through-type="none" style:text-underline-style="none" fo:font-weight="bold" officeooo:rsid="000758f5" officeooo:paragraph-rsid="000758f5" style:font-weight-asian="bold" style:font-weight-complex="bold"/>
    </style:style>
    <style:style style:name="P3" style:family="paragraph" style:parent-style-name="Standard">
      <style:text-properties style:text-line-through-style="none" style:text-line-through-type="none" style:text-underline-style="none" fo:font-weight="bold" officeooo:rsid="0005ea84" officeooo:paragraph-rsid="0005ea84" style:font-weight-asian="bold" style:font-weight-complex="bold"/>
    </style:style>
    <style:style style:name="P4" style:family="paragraph" style:parent-style-name="Standard">
      <style:text-properties style:text-line-through-style="none" style:text-line-through-type="none" style:text-underline-style="none" fo:font-weight="bold" officeooo:rsid="000b3009" officeooo:paragraph-rsid="000b3009" style:font-weight-asian="bold" style:font-weight-complex="bold"/>
    </style:style>
    <style:style style:name="P5" style:family="paragraph" style:parent-style-name="Standard">
      <style:text-properties style:text-line-through-style="none" style:text-line-through-type="none" style:text-underline-style="none" officeooo:rsid="00002fab" officeooo:paragraph-rsid="00002fab"/>
    </style:style>
    <style:style style:name="P6" style:family="paragraph" style:parent-style-name="Standard">
      <style:text-properties style:text-line-through-style="none" style:text-line-through-type="none" style:text-underline-style="none" officeooo:rsid="00002fab" officeooo:paragraph-rsid="0005ea84"/>
    </style:style>
    <style:style style:name="P7" style:family="paragraph" style:parent-style-name="Standard">
      <style:text-properties style:text-line-through-style="none" style:text-line-through-type="none" style:text-underline-style="none" officeooo:rsid="00002fab" officeooo:paragraph-rsid="000d0b66"/>
    </style:style>
    <style:style style:name="P8" style:family="paragraph" style:parent-style-name="Standard">
      <style:text-properties style:text-line-through-style="none" style:text-line-through-type="none" style:text-underline-style="none" officeooo:rsid="0005ea84" officeooo:paragraph-rsid="0005ea84"/>
    </style:style>
    <style:style style:name="P9" style:family="paragraph" style:parent-style-name="Standard">
      <style:text-properties style:text-line-through-style="none" style:text-line-through-type="none" style:text-underline-style="none" officeooo:rsid="000758f5" officeooo:paragraph-rsid="000758f5"/>
    </style:style>
    <style:style style:name="P10" style:family="paragraph" style:parent-style-name="Standard">
      <style:text-properties style:text-line-through-style="none" style:text-line-through-type="none" style:text-underline-style="none" officeooo:rsid="000758f5" officeooo:paragraph-rsid="000877fc"/>
    </style:style>
    <style:style style:name="P11" style:family="paragraph" style:parent-style-name="Standard">
      <style:text-properties style:text-line-through-style="none" style:text-line-through-type="none" style:text-underline-style="none" officeooo:rsid="000758f5" officeooo:paragraph-rsid="000b3009"/>
    </style:style>
    <style:style style:name="P12" style:family="paragraph" style:parent-style-name="Standard">
      <style:text-properties style:text-line-through-style="none" style:text-line-through-type="none" style:text-underline-style="none" officeooo:rsid="000b3009" officeooo:paragraph-rsid="000b3009"/>
    </style:style>
    <style:style style:name="P13" style:family="paragraph" style:parent-style-name="Standard">
      <style:text-properties style:text-line-through-style="none" style:text-line-through-type="none" style:text-underline-style="none" officeooo:rsid="000ca98b" officeooo:paragraph-rsid="000ca98b"/>
    </style:style>
    <style:style style:name="T1" style:family="text">
      <style:text-properties officeooo:rsid="00021618"/>
    </style:style>
    <style:style style:name="T2" style:family="text">
      <style:text-properties officeooo:rsid="00041389"/>
    </style:style>
    <style:style style:name="T3" style:family="text">
      <style:text-properties officeooo:rsid="00050579"/>
    </style:style>
    <style:style style:name="T4" style:family="text">
      <style:text-properties officeooo:rsid="0005ea84"/>
    </style:style>
    <style:style style:name="T5" style:family="text">
      <style:text-properties officeooo:rsid="0007077c"/>
    </style:style>
    <style:style style:name="T6" style:family="text">
      <style:text-properties officeooo:rsid="000758f5"/>
    </style:style>
    <style:style style:name="T7" style:family="text">
      <style:text-properties officeooo:rsid="000877fc"/>
    </style:style>
    <style:style style:name="T8" style:family="text">
      <style:text-properties officeooo:rsid="000b3009"/>
    </style:style>
    <style:style style:name="T9" style:family="text">
      <style:text-properties officeooo:rsid="000ca98b"/>
    </style:style>
    <style:style style:name="T10" style:family="text">
      <style:text-properties officeooo:rsid="000d0b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registrer un abonnée</text:p>
      <text:p text:style-name="P5"/>
      <text:p text:style-name="P5">un client veut s’enregistrer <text:line-break/><text:line-break/>- le membre du personnel ouvre l’application</text:p>
      <text:p text:style-name="P5"/>
      <text:p text:style-name="P5">-l’application s’ouvre et demande si on veut rechercher un abonnée ou l’enregistrer</text:p>
      <text:p text:style-name="P5"/>
      <text:p text:style-name="P5">-Le personnel recherche si la personne est enregistrer</text:p>
      <text:p text:style-name="P5"/>
      <text:p text:style-name="P5">* -l’application trouve la personne (pas besoin de l’enregistrer)</text:p>
      <text:p text:style-name="P5"/>
      <text:p text:style-name="P5">-l’application ne trouve pas de personne enregistrer</text:p>
      <text:p text:style-name="P5"/>
      <text:p text:style-name="P5">- le membre du personnel clique sur enregistrer un nouvel abonnée</text:p>
      <text:p text:style-name="P5"/>
      <text:p text:style-name="P5">-l’application <text:span text:style-name="T1">ouvre un formulaire avec les information du nouvel abonnée à enregistrer</text:span></text:p>
      <text:p text:style-name="P5"/>
      <text:p text:style-name="P5">-<text:span text:style-name="T2">Le personnel rentre les information donnée par le client et valide le formulaire</text:span></text:p>
      <text:p text:style-name="P5"/>
      <text:p text:style-name="P5">* - <text:span text:style-name="T3">une/des erreur(s) sont trouvée(s) et indique le(s) champs concerné(s)</text:span></text:p>
      <text:p text:style-name="P5"/>
      <text:p text:style-name="P5">* - <text:span text:style-name="T3">le membre du personnel corrige le(s) erreur(s) au(x) champ(s) concernée(s)</text:span></text:p>
      <text:p text:style-name="P5"/>
      <text:p text:style-name="P7">- <text:span text:style-name="T3">La validation de l’inscription ce fait à l’aide d’un message de confirmation </text:span><text:span text:style-name="T10">(les information sont sauvegarder dans le base de données)</text:span></text:p>
      <text:p text:style-name="P5"/>
      <text:p text:style-name="P5"/>
      <text:p text:style-name="P3">Consulter abonnées</text:p>
      <text:p text:style-name="P8"/>
      <text:p text:style-name="P8">un membre du personnel cherche à consulter cherche à consulter ou à modifier les information abonnées</text:p>
      <text:p text:style-name="P8"/>
      <text:p text:style-name="P6">- le membre du personnel ouvre l’application</text:p>
      <text:p text:style-name="P6"/>
      <text:p text:style-name="P6">-l’application s’ouvre et demande si on veut rechercher un abonnée ou l’enregistrer</text:p>
      <text:p text:style-name="P6"/>
      <text:p text:style-name="P6">-<text:span text:style-name="T4">le membre du personnel cherche l’abonnée concernée</text:span></text:p>
      <text:p text:style-name="P6"/>
      <text:p text:style-name="P6">* - <text:span text:style-name="T4">l’application ne trouve pas l’abonnée</text:span></text:p>
      <text:p text:style-name="P6"/>
      <text:p text:style-name="P6">* - <text:span text:style-name="T4">le personnel vérifie qu’il n’y a pas d’erreurs de saisie sinon crée le client</text:span></text:p>
      <text:p text:style-name="P6"/>
      <text:p text:style-name="P6">-<text:span text:style-name="T4">l’application affiche les résultats correspondant à la recherche</text:span></text:p>
      <text:p text:style-name="P6"/>
      <text:p text:style-name="P6">- <text:span text:style-name="T4">Le membre du personnel </text:span><text:span text:style-name="T5">clique sur l’abonnée concerner</text:span></text:p>
      <text:p text:style-name="P6"/>
      <text:p text:style-name="P6">-<text:span text:style-name="T5">l’application affiche les données de l’abonnée concerner et un bouton pour modifier les informations</text:span></text:p>
      <text:p text:style-name="P6"/>
      <text:p text:style-name="P6">* -<text:span text:style-name="T5">si le membre du personnel ne fessait qu’une recherche fin</text:span></text:p>
      <text:p text:style-name="P6"/>
      <text:p text:style-name="P6"><text:soft-page-break/>-<text:span text:style-name="T5">le membre du personnel clique </text:span><text:span text:style-name="T6">sur le bouton de modification pour changer les information de l’abonnée renseigner</text:span></text:p>
      <text:p text:style-name="P6"/>
      <text:p text:style-name="P6"><text:span text:style-name="T6">-l’application renvoi un formulaire avec les information connue dans des champ prérempli</text:span></text:p>
      <text:p text:style-name="P6"/>
      <text:p text:style-name="P6">-<text:span text:style-name="T6">le membre du personnel change les information à changer et appuie sur le bouton pour changer la modification à apporter.</text:span></text:p>
      <text:p text:style-name="P6"/>
      <text:p text:style-name="P6">*-<text:span text:style-name="T6">une ou plusieurs sont envoyer pour signifier si il y a des erreurs dans les champs renseigner</text:span></text:p>
      <text:p text:style-name="P6"/>
      <text:p text:style-name="P6">*-<text:span text:style-name="T6">le membre du personnel modifie les erreur et soumet de nouveau le formulaire jusqu’à validation du formulaire.</text:span></text:p>
      <text:p text:style-name="P6"/>
      <text:p text:style-name="P6">**-<text:span text:style-name="T6">aucune changement apporter l’application stipule qu’il n’y a eu aucune modification ou on a <text:s/>annuler et que la modification ne c’est pas effectuée</text:span></text:p>
      <text:p text:style-name="P6">**-<text:span text:style-name="T6">ou il valide en prévenant ou pas qu’il n’y a eu aucun changement</text:span></text:p>
      <text:p text:style-name="P6"/>
      <text:p text:style-name="P6">-<text:span text:style-name="T6">l’application prévient le membre du personnel que les changement on effectuer avec succès </text:span><text:span text:style-name="T10">(les information sont sauvegarder dans le base de données)</text:span></text:p>
      <text:p text:style-name="P6"/>
      <text:p text:style-name="P6"/>
      <text:p text:style-name="P2"><text:span text:style-name="T9">R</text:span>elance empreint abonnée </text:p>
      <text:p text:style-name="P9"/>
      <text:p text:style-name="P9">L’application à était programmer pour qu’un mail sois envoyer à l’abonnée concerner dont la date d’empreint atteint les 4 semaines</text:p>
      <text:p text:style-name="P9"/>
      <text:p text:style-name="P9">ou</text:p>
      <text:p text:style-name="P9"/>
      <text:p text:style-name="P9">l’application envoyé un message sur l’écran du personnel</text:p>
      <text:p text:style-name="P9"/>
      <text:p text:style-name="P9">-le personnel clique sur la notification</text:p>
      <text:p text:style-name="P9"/>
      <text:p text:style-name="P9">-le système affiche le message qui stipule les abonnée n’ayant pas ramener les document emprunter depuis 4 semaines</text:p>
      <text:p text:style-name="P9"/>
      <text:p text:style-name="P9">-<text:span text:style-name="T7">le personnel clique pour envoyer une relance à la personne concerner .</text:span></text:p>
      <text:p text:style-name="P9"/>
      <text:p text:style-name="P10">*-<text:span text:style-name="T7">le système ouvre une fenêtre avec les information connue et nécessaire pré-remplisse le mail et prépare une versions imprimable pour l’envoyé par courrier</text:span></text:p>
      <text:p text:style-name="P9">*- <text:span text:style-name="T7">le personnel rempli est imprime la lettre</text:span></text:p>
      <text:p text:style-name="P9"/>
      <text:p text:style-name="P9">-<text:span text:style-name="T7">le système ouvre une fenêtre avec les information connue et nécessaire pré-remplisse le mail et l’adresse mail</text:span></text:p>
      <text:p text:style-name="P9"/>
      <text:p text:style-name="P9">-<text:span text:style-name="T7">le personnel rempli et le mail et clique sur le bouton d’envoyé</text:span></text:p>
      <text:p text:style-name="P9"/>
      <text:p text:style-name="P9">*-<text:span text:style-name="T7">un message d’erreur stipule l’erreur rencontrer</text:span></text:p>
      <text:p text:style-name="P9">*-<text:span text:style-name="T7">le personnel fera en sorte de corriger l’erreur</text:span></text:p>
      <text:p text:style-name="P9"/>
      <text:p text:style-name="P9">-<text:span text:style-name="T7">le système ferme la boite de dialogue et avertie le personnel du sucées de l’envoie du mails </text:span><text:span text:style-name="T10">et garde une trace dans la base de donnée</text:span></text:p>
      <text:p text:style-name="P9"/>
      <text:p text:style-name="P9"><text:soft-page-break/></text:p>
      <text:p text:style-name="P4"><text:span text:style-name="T10">C</text:span>onsulter la liste des document</text:p>
      <text:p text:style-name="P12">Le personnel ou les abonnées peuvent rechercher un document grâce au système </text:p>
      <text:p text:style-name="P12"/>
      <text:p text:style-name="P12">-l’abonnée ouvre l’application</text:p>
      <text:p text:style-name="P12"/>
      <text:p text:style-name="P12">-l’application demande quelle recherche l’abonnée cherche effectuer</text:p>
      <text:p text:style-name="P12"/>
      <text:p text:style-name="P12">-l’abonnée rentre les information du document et le type de document rechercher</text:p>
      <text:p text:style-name="P12"/>
      <text:p text:style-name="P12">*-le système ne trouve pas de document et demande si les information sont correct et si l’abonnée cherche effectuer une nouvelle rechercher</text:p>
      <text:p text:style-name="P12"/>
      <text:p text:style-name="P12">*-l’abonnée modifie sa recherche ou n’en effectue pas de supplémentaire</text:p>
      <text:p text:style-name="P12"/>
      <text:p text:style-name="P12">-un ou plusieurs document sont trouvée par le système</text:p>
      <text:p text:style-name="P12"/>
      <text:p text:style-name="P12">-l’abonnée clique une des cible de la recherche </text:p>
      <text:p text:style-name="P12"/>
      <text:p text:style-name="P12">-le système affiche les information et si il reste des exemplaires du document disponible</text:p>
      <text:p text:style-name="P12"/>
      <text:p text:style-name="P11">*-<text:span text:style-name="T8">l’abonnée ne souhaite pas emprunter ce document et donc appuie sur le bouton retour à la recherche</text:span></text:p>
      <text:p text:style-name="P11"/>
      <text:p text:style-name="P11">**-<text:span text:style-name="T8">l’abonnée ce rend compte que plus aucun exemplaires ne sont empruntable, il ferme l’application ou appuie sur retour à la recherche</text:span></text:p>
      <text:p text:style-name="P11"/>
      <text:p text:style-name="P11">-<text:span text:style-name="T8">des exemplaires correspondant à sa recherche sont disponible, l’abonnée note les r</text:span><text:span text:style-name="T9">é</text:span><text:span text:style-name="T8">f</text:span><text:span text:style-name="T9">é</text:span><text:span text:style-name="T8">rence</text:span><text:span text:style-name="T9">s</text:span><text:span text:style-name="T8"> de l’ouvrage et ferme l’application et ce dirige vers un membre du personnel ou un bénévole pour effectuer ça réservation</text:span></text:p>
      <text:p text:style-name="P11"/>
      <text:p text:style-name="P11"/>
      <text:p text:style-name="P11"/>
      <text:p text:style-name="P4">Réservation</text:p>
      <text:p text:style-name="P12"/>
      <text:p text:style-name="P13">un membre du personnel ou un bénévole souhaite effectuer un empreint</text:p>
      <text:p text:style-name="P13"/>
      <text:p text:style-name="P13">-le personnel ouvre l’application</text:p>
      <text:p text:style-name="P13"/>
      <text:p text:style-name="P13">-l’application lui demande de ce connecter</text:p>
      <text:p text:style-name="P13"/>
      <text:p text:style-name="P13">-le personnel rentre ses information de connexion</text:p>
      <text:p text:style-name="P13"/>
      <text:p text:style-name="P13">*-le système l’informe si une erreur de saisie à était effectuer</text:p>
      <text:p text:style-name="P13"/>
      <text:p text:style-name="P13">*- le personnel modifie la ou les erreurs de saisie</text:p>
      <text:p text:style-name="P13"/>
      <text:p text:style-name="P13">-le système connecte le personnel et lui demande ce qu’il souhaite faire</text:p>
      <text:p text:style-name="P13"/>
      <text:p text:style-name="P13">-le personnel clique sur effectuer un empreint</text:p>
      <text:p text:style-name="P13"/>
      <text:p text:style-name="P13"><text:soft-page-break/>-le système demande les information de la réservation (références livre et client(un scanne des document peut être effectuer afin de faciliter la saisie des information, de même qu’un scanne de carte abonnée pour les information client))</text:p>
      <text:p text:style-name="P13">-le personnel valide les information rentrer précédemment</text:p>
      <text:p text:style-name="P13"/>
      <text:p text:style-name="P13">*-un message s’affiche si jamais l’abonnée n’a pas payer ça cotisation ou si il à dépasser le nombre d’empreint</text:p>
      <text:p text:style-name="P13"/>
      <text:p text:style-name="P13">*-le personnel prend compte du message avertit l’abonnée </text:p>
      <text:p text:style-name="P13"/>
      <text:p text:style-name="P13">-si aucune erreur est détecter la réservation s’effectue et un message avertit le personnel <text:span text:style-name="T10">( les information sont sauvegarder dans la base donné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0:21:10.979350870</meta:creation-date>
    <dc:date>2024-05-21T14:05:18.107207740</dc:date>
    <meta:editing-duration>PT2H33M41S</meta:editing-duration>
    <meta:editing-cycles>8</meta:editing-cycles>
    <meta:generator>LibreOffice/7.3.7.2$Linux_X86_64 LibreOffice_project/30$Build-2</meta:generator>
    <meta:document-statistic meta:table-count="0" meta:image-count="0" meta:object-count="0" meta:page-count="4" meta:paragraph-count="72" meta:word-count="883" meta:character-count="5690" meta:non-whitespace-character-count="4872"/>
  </office:meta>
</office:document-meta>
</file>